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officeooo:rsid="00125686" officeooo:paragraph-rsid="00125686" style:font-size-asian="14pt" style:font-size-complex="14pt"/>
    </style:style>
    <style:style style:name="P2" style:family="paragraph" style:parent-style-name="Standard">
      <style:paragraph-properties fo:text-align="start" style:justify-single-word="false"/>
      <style:text-properties officeooo:paragraph-rsid="001570a0"/>
    </style:style>
    <style:style style:name="P3" style:family="paragraph" style:parent-style-name="Standard">
      <style:paragraph-properties fo:text-align="start" style:justify-single-word="false"/>
      <style:text-properties fo:font-size="12pt" style:text-underline-style="none" officeooo:rsid="00125686" officeooo:paragraph-rsid="001570a0"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125686" officeooo:paragraph-rsid="00151e7c"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7e6c2" officeooo:paragraph-rsid="0017e6c2" style:font-size-asian="10.5pt" style:font-size-complex="12pt"/>
    </style:style>
    <style:style style:name="T1" style:family="text">
      <style:text-properties fo:font-size="12pt" style:text-underline-style="none" officeooo:rsid="00125686" style:font-size-asian="10.5pt" style:font-size-complex="12pt"/>
    </style:style>
    <style:style style:name="T2" style:family="text">
      <style:text-properties fo:font-size="12pt" style:text-underline-style="none" officeooo:rsid="00134f52" style:font-size-asian="10.5pt" style:font-size-complex="12pt"/>
    </style:style>
    <style:style style:name="T3" style:family="text">
      <style:text-properties fo:font-size="12pt" style:text-underline-style="none" officeooo:rsid="0013855c" style:font-size-asian="10.5pt" style:font-size-complex="12pt"/>
    </style:style>
    <style:style style:name="T4" style:family="text">
      <style:text-properties fo:font-size="12pt" style:text-underline-style="none" officeooo:rsid="00188ff5" style:font-size-asian="10.5pt" style:font-size-complex="12pt"/>
    </style:style>
    <style:style style:name="T5" style:family="text">
      <style:text-properties officeooo:rsid="0016b1b9"/>
    </style:style>
    <style:style style:name="T6" style:family="text">
      <style:text-properties officeooo:rsid="001882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ésumé contribution personnelle</text:p>
      <text:p text:style-name="P1"/>
      <text:p text:style-name="P4">Dans ce projet, il y a eu beaucoup de concertation dans le groupe afin de trouver au mieux des solutions adaptés, que ce soit pour les graphismes ou pour les points techniques. Pour ma part, comme nous avons repris ce projet, il a fallu refaire beaucoup de modification pour le remettre à jour. Ainsi je me suis chargé d<text:span text:style-name="T5">u </text:span>côté administratif, comme la création de la charte de projet claire et précise qui correspond aux nouvelles attentes de nos tuteurs, <text:span text:style-name="T5">ou encore de la prise de note lors des réunions entre nous, étudiant, et nos tuteurs de projet.</text:span></text:p>
      <text:p text:style-name="P5">En ce qui concerne les choix graphiques, les décisions on était prises en consentement du groupe. Comme il est dit dans la charte de projet que le site doit être fluide, moderne et agréable, nous avons dirigé nos choix vers ces conditions.</text:p>
      <text:p text:style-name="P3">J’ai participé à la confection du diagramme Usecase, qu’il a fallu aussi largement modifier. Celui-ci découle naturellement des attentes prévues dans la charte de projet.</text:p>
      <text:p text:style-name="P2"><text:span text:style-name="T1">Pour avoir une représentation du site en général, il nous a fallu réaliser des maquettes des pages du site. J’ai donc réalisé la maquette de l’ajout d’instrument </text:span><text:span text:style-name="T2">sur un logiciel dédié, « Whimsical »</text:span><text:span text:style-name="T1">. </text:span><text:span text:style-name="T3">Ensuite, à partir d</text:span><text:span text:style-name="T4">e la</text:span><text:span text:style-name="T3"> maquette</text:span><text:span text:style-name="T4"> correspondante</text:span><text:span text:style-name="T3">, </text:span><text:span text:style-name="T4">j’ai collaboré avec Kilian Pichard pour la création de la page d’accueil</text:span><text:span text:style-name="T3">. </text:span><text:span text:style-name="T4">Kilian s’occupant de la partie HTML, j</text:span><text:span text:style-name="T3">’ai donc effectué beaucoup de recherches pour trouver comment afficher les trois annonces les plus récentes </text:span><text:span text:style-name="T4">en PHP</text:span><text:span text:style-name="T3">, puis tout ce qui est récupération des ID de connexion, du nom, du prénom de l’utilisateu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22T15:33:48.291000000</meta:creation-date>
    <meta:generator>LibreOffice/6.3.1.2$Windows_X86_64 LibreOffice_project/b79626edf0065ac373bd1df5c28bd630b4424273</meta:generator>
    <dc:date>2021-01-07T08:55:24.243000000</dc:date>
    <meta:editing-duration>PT1H9M57S</meta:editing-duration>
    <meta:editing-cycles>8</meta:editing-cycles>
    <meta:document-statistic meta:table-count="0" meta:image-count="0" meta:object-count="0" meta:page-count="1" meta:paragraph-count="5" meta:word-count="261" meta:character-count="1557" meta:non-whitespace-character-count="1301"/>
  </office:meta>
</office:document-meta>
</file>